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adornments="obyčejné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ormal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Список_20_с_20_точками" style:list-style-name="Список_20_с_20_точками"/>
    <style:style style:name="T1" style:family="text">
      <style:text-properties fo:language="en" fo:country="US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variable-decls>
        <text:variable-decl office:value-type="string" text:name="НазваниеПроект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Заголовок">Проект «<text:bookmark-start text:name="DDE_LINK"/><text:variable-set text:name="НазваниеПроекта" office:value-type="string">WeboBots</text:variable-set><text:bookmark-end text:name="DDE_LINK"/>»</text:p>
      <text:p text:style-name="Подзаголовок">Краткое описание</text:p>
      <text:p text:style-name="Текст"><text:variable-set text:name="НазваниеПроекта" office:value-type="string">WeboBots</text:variable-set> — это веб-приложение реализующее многопользовательскую онлайн‑игру для программистов: битвы программируемых роботов.</text:p>
      <text:p text:style-name="Подзаголовок">Описание предметной области</text:p>
      <text:p text:style-name="Текст">«Игра для программистов — компьютерная игра, в которой человек не участвует напрямую в игре. Вместо этого он пишет управляющую программу, сражающуюся с себе подобными программами». (Википедия). Такие игры могут быть полезны для изучающих программирование, и, кроме того, являются хорошей тренировкой и развлечением для опытных программистов. Игры для программистов существуют с 60-х годов, и некоторые их виды завоевали популярность среди программистов. В частности, битвы роботов довольно зрелищны, что и является причиной популярности игры «C Robots» и её клонов. Перед проектом <text:variable-set text:name="НазваниеПроекта" office:value-type="string">WeboBots</text:variable-set> ставится цель дальнейшего развития этой идеи с использованием современных интернет-технологий для удобства взаимодействия игроков.</text:p>
      <text:p text:style-name="Подзаголовок">Роли</text:p>
      <text:p text:style-name="Текст">В проекте идентифицированы следующие роли:</text:p>
      <text:list xml:id="list1941121430" text:style-name="Список_20_с_20_точками">
        <text:list-item>
          <text:p text:style-name="P1">администратор — <text:s/>обеспечивает порядок и регулирует игровой процесс</text:p>
        </text:list-item>
        <text:list-item>
          <text:p text:style-name="P1">игрок — создает контент и взаимодействует с другими игроками, согласно игровому процессу</text:p>
        </text:list-item>
      </text:list>
      <text:p text:style-name="Подзаголовок">Описание игрового процесса</text:p>
      <text:p text:style-name="Текст">Игровой процесс предполагает написание программы на специальном языке программирования («прошивки» робота), управляющей вооруженным виртуальным роботом, с целью участия в дуэльных поединках против таких же роботов, управляемых программами, созданными другими игроками. Игрок регистрируется на сайте игры, после чего он получает возможность загружать различные «прошивки», тестировать их в тренировочных матчах и выставлять на официальные матчи.</text:p>
      <text:p text:style-name="Текст">Матчи проходят следующим образом. Игрок выбирает две «прошивки» (обе свои в случае тренировочного матча, либо одну из своих и одну из выставленных противником), затем на сервере происходит эмуляция матча, и игроку сообщается результат поединка, после чего он при желании может просмотреть анимированную запись матча прямо в браузере. Также можно поделиться этой записью с кем угодно, предоставляя ссылку на данный матч.</text:p>
      <text:p text:style-name="Текст"><text:soft-page-break/>По результатам официального матча победитель получает некоторое количество очков. На основе суммы набранных очков формируются рейтинг игроков и рейтинг «прошивок» роботов. Помимо борьбы за положение в общем рейтинге, игроки могут соревноваться в круговых турнирах регулярно проводимых между ограниченным числом участников. Призеры поощряются символическими наградами и некоторым количеством очков рейтинг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adornments="obyčejné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ormal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Основной" style:family="paragraph" style:parent-style-name="Standard">
      <style:text-properties style:font-name="FreeSans"/>
    </style:style>
    <style:style style:name="Текст" style:family="paragraph" style:parent-style-name="Основной" style:master-page-name="">
      <style:paragraph-properties fo:margin-left="0cm" fo:margin-right="0cm" fo:margin-top="0.101cm" fo:margin-bottom="0.101cm" fo:line-height="125%" fo:text-align="justify" style:justify-single-word="false" fo:text-indent="1cm" style:auto-text-indent="false" style:page-number="auto"/>
    </style:style>
    <style:style style:name="Подзаголовок" style:family="paragraph" style:parent-style-name="Основной" style:next-style-name="Текст">
      <style:paragraph-properties fo:margin-left="1cm" fo:margin-right="1cm" fo:margin-top="0.3cm" fo:margin-bottom="0cm" fo:text-indent="0cm" style:auto-text-indent="false"/>
      <style:text-properties fo:font-size="13pt" fo:font-style="normal" style:text-underline-style="solid" style:text-underline-width="auto" style:text-underline-color="font-color" fo:font-weight="bold"/>
    </style:style>
    <style:style style:name="Заголовок" style:family="paragraph" style:parent-style-name="Основной" style:next-style-name="Подзаголовок">
      <style:paragraph-properties fo:margin-top="0cm" fo:margin-bottom="0.3cm" fo:text-align="center" style:justify-single-word="false"/>
      <style:text-properties fo:font-size="20pt" fo:font-weight="bold"/>
    </style:style>
    <style:style style:name="Список_20_с_20_точками" style:display-name="Список с точками" style:family="paragraph" style:parent-style-name="Основной" style:default-outline-level="">
      <style:paragraph-properties fo:margin-left="1.499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Список_20_с_20_точками" style:display-name="Список с точками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543cm" fo:margin-bottom="1.98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Иван Новиков</meta:initial-creator>
    <meta:creation-date>2010-02-14T17:09:49.64</meta:creation-date>
    <dc:date>2010-02-23T23:33:58</dc:date>
    <meta:editing-duration>PT06H19M16S</meta:editing-duration>
    <meta:editing-cycles>12</meta:editing-cycles>
    <meta:generator>OpenOffice.org/3.1$Linux OpenOffice.org_project/310m19$Build-9420</meta:generator>
    <dc:creator>Vladimir Parfinenko</dc:creator>
    <meta:document-statistic meta:table-count="0" meta:image-count="0" meta:object-count="0" meta:page-count="2" meta:paragraph-count="13" meta:word-count="306" meta:character-count="2402"/>
  </office:meta>
</office:document-meta>
</file>